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>
        <table:shapes>
          <draw:frame draw:z-index="0" draw:style-name="gr1" svg:width="16.3cm" svg:height="11.311cm" svg:x="6.856cm" svg:y="0.134cm">
            <draw:object draw:notify-on-update-of-ranges="Sheet1.A1:Sheet1.A27 Sheet1.A1:Sheet1.A1 Sheet1.A2:Sheet1.A27 Sheet1.C2:Sheet1.C27 Sheet1.B1:Sheet1.B1 Sheet1.B2:Sheet1.B27 Sheet1.C2:Sheet1.C2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1N4007</text:p>
          </table:table-cell>
          <table:table-cell office:value-type="string" calcext:value-type="string">
            <text:p>GP10Y</text:p>
          </table:table-cell>
          <table:table-cell office:value-type="string" calcext:value-type="string">
            <text:p>Volts</text:p>
          </table:table-cell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6.8" calcext:value-type="float">
            <text:p>6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5.6" calcext:value-type="float">
            <text:p>5.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5.3" calcext:value-type="float">
            <text:p>5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4.9" calcext:value-type="float">
            <text:p>4.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4.6" calcext:value-type="float">
            <text:p>4.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.5" calcext:value-type="float">
            <text:p>4.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3.6" calcext:value-type="float">
            <text:p>3.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3.1" calcext:value-type="float">
            <text:p>3.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9" calcext:value-type="float">
            <text:p>2.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2.7" calcext:value-type="float">
            <text:p>2.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.25" calcext:value-type="float">
            <text:p>7.25</text:p>
          </table:table-cell>
          <table:table-cell office:value-type="float" office:value="2.5" calcext:value-type="float">
            <text:p>2.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7.05" calcext:value-type="float">
            <text:p>7.05</text:p>
          </table:table-cell>
          <table:table-cell office:value-type="float" office:value="2.4" calcext:value-type="float">
            <text:p>2.4</text:p>
          </table:table-cell>
          <table:table-cell office:value-type="float" office:value="67.5" calcext:value-type="float">
            <text:p>67.5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Capacitance</text:p>
          </table:table-cell>
          <table:covered-table-cell/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7">00/00/0000</text:date>, <text:time style:data-style-name="N2" text:time-value="11:05:16.4305040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aeme </meta:initial-creator>
    <meta:creation-date>2014-02-03T09:43:40</meta:creation-date>
    <dc:date>2014-07-07T17:09:52.629969707</dc:date>
    <dc:creator>gvj </dc:creator>
    <meta:editing-duration>PT1H31M5S</meta:editing-duration>
    <meta:editing-cycles>6</meta:editing-cycles>
    <meta:generator>LibreOffice/4.2.4.2$Linux_X86_64 LibreOffice_project/420m0$Build-2</meta:generator>
    <meta:document-statistic meta:table-count="3" meta:cell-count="7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draw:stroke="dash" draw:stroke-dash="Ultrafine_20_2_20_Dots_20_3_20_Dashes" svg:stroke-width="0.08cm" svg:stroke-color="#000000" draw:fill-color="#00000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1" style:family="chart">
      <style:graphic-properties draw:stroke="solid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301cm" svg:height="11.312cm" xlink:href=".." xlink:type="simple" chart:class="chart:scatter" chart:style-name="ch1">
        <chart:title svg:x="4.529cm" svg:y="0.001cm" chart:style-name="ch2">
          <text:p>Capacitance 1N4007 vs GP10Y diode</text:p>
        </chart:title>
        <chart:legend svg:x="2.338cm" svg:y="6.301cm" style:legend-expansion="custom" chartooo:width="4.259cm" chartooo:height="1.302cm" style:legend-expansion-aspect-ratio="3.27112135176651" chart:style-name="ch3"/>
        <chart:plot-area chart:style-name="ch4" table:cell-range-address="Sheet1.A1:Sheet1.A27 Sheet1.B2:Sheet1.C27 Sheet1.B1:Sheet1.B1" chart:data-source-has-labels="both" svg:x="0.82cm" svg:y="0.569cm" svg:width="14.928cm" svg:height="10.39cm">
          <chartooo:coordinate-region svg:x="1.627cm" svg:y="0.768cm" svg:width="13.841cm" svg:height="9.544cm"/>
          <chart:axis chart:dimension="x" chart:name="primary-x" chart:style-name="ch5" chartooo:axis-type="auto">
            <chart:title svg:x="7.116cm" svg:y="10.618cm" chart:style-name="ch6">
              <text:p>Reverse Voltage (V)</text:p>
            </chart:title>
            <chart:categories table:cell-range-address="Sheet1.A1:Sheet1.A27"/>
            <chart:grid chart:style-name="ch7" chart:class="major"/>
            <chart:grid chart:style-name="ch7" chart:class="minor"/>
          </chart:axis>
          <chart:axis chart:dimension="y" chart:name="primary-y" chart:style-name="ch5">
            <chart:title svg:x="0.275cm" svg:y="6.564cm" chart:style-name="ch8">
              <text:p>Junction Capacitance (pF)</text:p>
            </chart:title>
            <chart:grid chart:style-name="ch7" chart:class="major"/>
            <chart:grid chart:style-name="ch7" chart:class="minor"/>
          </chart:axis>
          <chart:series chart:style-name="ch9" chart:values-cell-range-address="Sheet1.A2:Sheet1.A27" chart:label-cell-address="Sheet1.A1:Sheet1.A1" chart:class="chart:scatter">
            <chart:domain table:cell-range-address="Sheet1.C2:Sheet1.C27"/>
            <chart:data-point chart:repeated="26"/>
          </chart:series>
          <chart:series chart:style-name="ch10" chart:values-cell-range-address="Sheet1.B2:Sheet1.B27" chart:label-cell-address="Sheet1.B1:Sheet1.B1" chart:class="chart:scatter">
            <chart:data-point chart:repeated="2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1N4007</text:p>
                <draw:g>
                  <svg:desc>Sheet1.A1:Sheet1.A1</svg:desc>
                </draw:g>
              </table:table-cell>
              <table:table-cell office:value-type="string">
                <text:p>GP10Y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N4007</text:p>
                <draw:g>
                  <svg:desc>Sheet1.A1:Sheet1.A27</svg:desc>
                </draw:g>
              </table:table-cell>
              <table:table-cell office:value-type="float" office:value="0">
                <text:p>0</text:p>
                <draw:g>
                  <svg:desc>Sheet1.C2:Sheet1.C27</svg:desc>
                </draw:g>
              </table:table-cell>
              <table:table-cell office:value-type="float" office:value="31.5">
                <text:p>31.5</text:p>
                <draw:g>
                  <svg:desc>Sheet1.A2:Sheet1.A27</svg:desc>
                </draw:g>
              </table:table-cell>
              <table:table-cell office:value-type="float" office:value="19">
                <text:p>19</text:p>
                <draw:g>
                  <svg:desc>Sheet1.B2:Sheet1.B27</svg:desc>
                </draw:g>
              </table:table-cell>
            </table:table-row>
            <table:table-row>
              <table:table-cell office:value-type="float" office:value="31.5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21.8">
                <text:p>21.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1.8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18.7">
                <text:p>18.7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float" office:value="18.7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16.6">
                <text:p>16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6.6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15.3">
                <text:p>15.3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float" office:value="15.3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14.4">
                <text:p>14.4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float" office:value="14.4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3.7">
                <text:p>13.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3.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3.2">
                <text:p>13.2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13.2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2.8">
                <text:p>12.8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float" office:value="12.8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2.4">
                <text:p>12.4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12.4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1.3">
                <text:p>11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3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0.8">
                <text:p>1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8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10.3">
                <text:p>1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3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9.9">
                <text:p>9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9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9.6">
                <text:p>9.6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9.6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8.6">
                <text:p>8.6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8.6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8.3">
                <text:p>8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3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7.8">
                <text:p>7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8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7.6">
                <text:p>7.6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float" office:value="7.6">
                <text:p>10</text:p>
              </table:table-cell>
              <table:table-cell office:value-type="float" office:value="55">
                <text:p>55</text:p>
              </table:table-cell>
              <table:table-cell office:value-type="float" office:value="7.4">
                <text:p>7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4">
                <text:p>10</text:p>
              </table:table-cell>
              <table:table-cell office:value-type="float" office:value="60">
                <text:p>60</text:p>
              </table:table-cell>
              <table:table-cell office:value-type="float" office:value="7.25">
                <text:p>7.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7.25">
                <text:p>10</text:p>
              </table:table-cell>
              <table:table-cell office:value-type="float" office:value="65">
                <text:p>65</text:p>
              </table:table-cell>
              <table:table-cell office:value-type="float" office:value="7.1">
                <text:p>7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1">
                <text:p>10</text:p>
              </table:table-cell>
              <table:table-cell office:value-type="float" office:value="67.5">
                <text:p>67.5</text:p>
              </table:table-cell>
              <table:table-cell office:value-type="float" office:value="7.05">
                <text:p>7.05</text:p>
              </table:table-cell>
              <table:table-cell office:value-type="float" office:value="2.4">
                <text:p>2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